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0FB5000000C94FDA4EAC.wmf" manifest:media-type=""/>
  <manifest:file-entry manifest:full-path="Pictures/20000007000025F9000000C9F0140E06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1_20_Without_20_Numbering" style:list-style-name="Appendix_20_Numbering" style:master-page-name="Appendix">
      <style:paragraph-properties style:page-number="auto"/>
    </style:style>
    <style:style style:name="P2" style:family="paragraph" style:parent-style-name="code">
      <style:text-properties officeooo:paragraph-rsid="001ce500"/>
    </style:style>
    <style:style style:name="P3" style:family="paragraph" style:parent-style-name="code">
      <style:text-properties officeooo:paragraph-rsid="001ce500"/>
    </style:style>
    <style:style style:name="P4" style:family="paragraph" style:parent-style-name="Heading1_20_Without_20_Numbering" style:master-page-name="Appendix">
      <style:paragraph-properties style:page-number="auto"/>
    </style:style>
    <style:style style:name="P5" style:family="paragraph" style:parent-style-name="Heading1_20_Without_20_Numbering" style:list-style-name="Appendix_20_Numbering" style:master-page-name="Appendix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officeooo:rsid="000bff7b"/>
    </style:style>
    <style:style style:name="T2" style:family="text">
      <style:text-properties officeooo:rsid="001ce5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68094880" text:id="ct68094880">
          <text:deletion>
            <office:change-info>
              <dc:creator>Unknown Author</dc:creator>
              <dc:date>2013-01-26T10:47:00</dc:date>
            </office:change-info>
            <text:list xml:id="list8240473370073522700" text:style-name="Appendix_20_Numbering">
              <text:list-item>
                <text:p text:style-name="P1">jdo</text:p>
              </text:list-item>
            </text:list>
          </text:deletion>
        </text:changed-region>
        <text:changed-region xml:id="ct68122336" text:id="ct68122336">
          <text:insertion>
            <office:change-info>
              <dc:creator>Unknown Author</dc:creator>
              <dc:date>2013-01-26T10:47:00</dc:date>
            </office:change-info>
          </text:insertion>
        </text:changed-region>
        <text:changed-region xml:id="ct73383088" text:id="ct73383088">
          <text:deletion>
            <office:change-info>
              <dc:creator>Unknown Author</dc:creator>
              <dc:date>2015-06-01T15:36:00</dc:date>
            </office:change-info>
            <text:p text:style-name="P2">java.sun.com</text:p>
          </text:deletion>
        </text:changed-region>
        <text:changed-region xml:id="ct69580624" text:id="ct69580624">
          <text:insertion>
            <office:change-info>
              <dc:creator>Unknown Author</dc:creator>
              <dc:date>2015-06-01T15:36:00</dc:date>
            </office:change-info>
          </text:insertion>
        </text:changed-region>
        <text:changed-region xml:id="ct71957552" text:id="ct71957552">
          <text:deletion>
            <office:change-info>
              <dc:creator>Unknown Author</dc:creator>
              <dc:date>2015-06-01T15:36:00</dc:date>
            </office:change-info>
            <text:p text:style-name="P2">java.sun.com</text:p>
          </text:deletion>
        </text:changed-region>
        <text:changed-region xml:id="ct79128448" text:id="ct79128448">
          <text:insertion>
            <office:change-info>
              <dc:creator>Unknown Author</dc:creator>
              <dc:date>2015-06-01T15:36:00</dc:date>
            </office:change-info>
          </text:insertion>
        </text:changed-region>
        <text:changed-region xml:id="ct71288976" text:id="ct71288976">
          <text:deletion>
            <office:change-info>
              <dc:creator>Unknown Author</dc:creator>
              <dc:date>2015-06-01T15:36:00</dc:date>
            </office:change-info>
            <text:p text:style-name="code">3.0</text:p>
          </text:deletion>
        </text:changed-region>
        <text:changed-region xml:id="ct71288336" text:id="ct71288336">
          <text:insertion>
            <office:change-info>
              <dc:creator>Unknown Author</dc:creator>
              <dc:date>2015-06-01T15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702095185" text:continue-numbering="true" text:style-name="Appendix_20_Numbering">
        <text:list-item>
          <text:p text:style-name="P4">XML Schema for <text:change text:change-id="ct68094880"/><text:change-start text:change-id="ct68122336"/>orm<text:change-end text:change-id="ct68122336"/>.xml</text:p>
        </text:list-item>
      </text:list>
      <text:p text:style-name="code">&lt;?xml version=”1.0” encoding=”UTF-8”?&gt;</text:p>
      <text:p text:style-name="P2">&lt;xs:schema targetNamespace=”http://<text:change text:change-id="ct73383088"/><text:change-start text:change-id="ct69580624"/><text:span text:style-name="T1">xmlns.jcp.org</text:span><text:change-end text:change-id="ct69580624"/>/xml/ns/jdo/orm”</text:p>
      <text:p text:style-name="P2">           xmlns=”http://<text:change text:change-id="ct71957552"/><text:change-start text:change-id="ct79128448"/><text:span text:style-name="T1">xmlns.jcp.org</text:span><text:change-end text:change-id="ct79128448"/>/xml/ns/jdo/orm”</text:p>
      <text:p text:style-name="code">           xmlns:xs=”http://www.w3.org/2001/XMLSchema”</text:p>
      <text:p text:style-name="code">           version=”<text:change text:change-id="ct71288976"/><text:change-start text:change-id="ct71288336"/><text:span text:style-name="T2">3.2</text:span><text:change-end text:change-id="ct71288336"/>”&gt;</text:p>
      <text:p text:style-name="code">    &lt;xs:element name=”orm”&gt;</text:p>
      <text:p text:style-name="code">        &lt;xs:complexType&gt;</text:p>
      <text:p text:style-name="code">            &lt;xs:choice maxOccurs=”unbounded”&gt;</text:p>
      <text:p text:style-name="code">                &lt;xs:element ref=”extension”/&gt;</text:p>
      <text:p text:style-name="code">                &lt;xs:element ref=”package”/&gt;</text:p>
      <text:p text:style-name="code">                &lt;xs:element ref=”query”/&gt;</text:p>
      <text:p text:style-name="code">            &lt;/xs:choice&gt;</text:p>
      <text:p text:style-name="code">            &lt;xs:attributeGroup ref=”attlist.orm”/&gt;</text:p>
      <text:p text:style-name="code">        &lt;/xs:complexType&gt;</text:p>
      <text:p text:style-name="code">    &lt;/xs:element&gt;</text:p>
      <text:p text:style-name="code">    &lt;xs:attributeGroup name=”attlist.orm”&gt;</text:p>
      <text:p text:style-name="code">        &lt;xs:attribute name=”catalog”/&gt;</text:p>
      <text:p text:style-name="code">        &lt;xs:attribute name=”schema”/&gt;</text:p>
      <text:p text:style-name="code">    &lt;/xs:attributeGroup&gt;</text:p>
      <text:p text:style-name="code">    &lt;xs:element name=”package”&gt;</text:p>
      <text:p text:style-name="code">        &lt;xs:complexType&gt;</text:p>
      <text:p text:style-name="code">            &lt;xs:choice maxOccurs=”unbounded”&gt;</text:p>
      <text:p text:style-name="code">                &lt;xs:element ref=”extension”/&gt;</text:p>
      <text:p text:style-name="code">                &lt;xs:element ref=”interface”/&gt;</text:p>
      <text:p text:style-name="code">                &lt;xs:element ref=”class”/&gt;</text:p>
      <text:p text:style-name="code">                &lt;xs:element ref=”sequence”/&gt;</text:p>
      <text:p text:style-name="code">            &lt;/xs:choice&gt;</text:p>
      <text:p text:style-name="code">            &lt;xs:attributeGroup ref=”attlist.package”/&gt;</text:p>
      <text:p text:style-name="code">        &lt;/xs:complexType&gt;</text:p>
      <text:p text:style-name="code">    &lt;/xs:element&gt;</text:p>
      <text:p text:style-name="code">    &lt;xs:attributeGroup name=”attlist.package”&gt;</text:p>
      <text:p text:style-name="code">        &lt;xs:attribute name=”name” default=””/&gt;</text:p>
      <text:p text:style-name="code">        &lt;xs:attribute name=”catalog”/&gt;</text:p>
      <text:p text:style-name="code">        &lt;xs:attribute name=”schema”/&gt;</text:p>
      <text:p text:style-name="code">    &lt;/xs:attributeGroup&gt;</text:p>
      <text:p text:style-name="code">    &lt;xs:element name=”interfac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datastore-identity</text:p>
      <text:p text:style-name="code">                    - primary-key</text:p>
      <text:p text:style-name="code">                    - inheritance</text:p>
      <text:p text:style-name="code">                    - version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datastore-identity”/&gt;</text:p>
      <text:p text:style-name="code">                &lt;xs:element ref=”primary-key”/&gt;</text:p>
      <text:p text:style-name="code">                &lt;xs:element ref=”inheritance”/&gt;</text:p>
      <text:p text:style-name="code">                &lt;xs:element ref=”version”/&gt;</text:p>
      <text:p text:style-name="code">                &lt;xs:element ref=”join”/&gt;</text:p>
      <text:p text:style-name="code">                &lt;xs:element ref=”foreign-key”/&gt;</text:p>
      <text:p text:style-name="code"><text:soft-page-break/>                &lt;xs:element ref=”index”/&gt;</text:p>
      <text:p text:style-name="code">                &lt;xs:element ref=”unique”/&gt;</text:p>
      <text:p text:style-name="code">                &lt;xs:element ref=”property”/&gt;</text:p>
      <text:p text:style-name="code">                &lt;xs:element ref=”query”/&gt;</text:p>
      <text:p text:style-name="code">            &lt;/xs:choice&gt;</text:p>
      <text:p text:style-name="code">            &lt;xs:attributeGroup ref=”attlist.interface”/&gt;</text:p>
      <text:p text:style-name="code">        &lt;/xs:complexType&gt;</text:p>
      <text:p text:style-name="code">    &lt;/xs:element&gt;</text:p>
      <text:p text:style-name="code">    &lt;xs:attributeGroup name=”attlist.interface”&gt;</text:p>
      <text:p text:style-name="code">        &lt;xs:attribute name=”name” use=”required”/&gt;</text:p>
      <text:p text:style-name="code">        &lt;xs:attribute name=”table”/&gt;</text:p>
      <text:p text:style-name="code">        &lt;xs:attribute name=”catalog”/&gt;</text:p>
      <text:p text:style-name="code">        &lt;xs:attribute name=”schema”/&gt;</text:p>
      <text:p text:style-name="code">    &lt;/xs:attributeGroup&gt;</text:p>
      <text:p text:style-name="code">    &lt;xs:element name=”propert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join</text:p>
      <text:p text:style-name="code">                    - embedded</text:p>
      <text:p text:style-name="code">                    - key</text:p>
      <text:p text:style-name="code">                    - value</text:p>
      <text:p text:style-name="code">                    - order</text:p>
      <text:p text:style-name="code">                    - foreign-key</text:p>
      <text:p text:style-name="code">                    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join”/&gt;</text:p>
      <text:p text:style-name="code">                &lt;xs:element ref=”embedded”/&gt;</text:p>
      <text:p text:style-name="code">                &lt;xs:element ref=”element”/&gt;</text:p>
      <text:p text:style-name="code">                &lt;xs:element ref=”key”/&gt;</text:p>
      <text:p text:style-name="code">                &lt;xs:element ref=”value”/&gt;</text:p>
      <text:p text:style-name="code">                &lt;xs:element ref=”order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   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property”/&gt;</text:p>
      <text:p text:style-name="code">        &lt;/xs:complexType&gt;</text:p>
      <text:p text:style-name="code">    &lt;/xs:element&gt;</text:p>
      <text:p text:style-name="code">    &lt;xs:attributeGroup name=”attlist.property”&gt;</text:p>
      <text:p text:style-name="code">        &lt;xs:attribute name=”name” use=”required”/&gt;</text:p>
      <text:p text:style-name="code">        &lt;xs:attribute name=”value-strategy”/&gt;</text:p>
      <text:p text:style-name="code">        &lt;xs:attribute name=”sequence”/&gt;</text:p>
      <text:p text:style-name="code">        &lt;xs:attribute name=”serializ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        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<text:soft-page-break/>        &lt;xs:attribute name=”table”/&gt;</text:p>
      <text:p text:style-name="code">        &lt;xs:attribute name=”column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     &lt;xs:attribute name=”recursion-depth”/&gt;</text:p>
      <text:p text:style-name="code">        &lt;xs:attribute name=”field-name”/&gt;</text:p>
      <text:p text:style-name="code">    &lt;/xs:attributeGroup&gt;</text:p>
      <text:p text:style-name="code">    &lt;xs:element name=”class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datastore-identity</text:p>
      <text:p text:style-name="code">                    - primary-key</text:p>
      <text:p text:style-name="code">                    - inheritance</text:p>
      <text:p text:style-name="code">                    - version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datastore-identity”/&gt;</text:p>
      <text:p text:style-name="code">                &lt;xs:element ref=”primary-key”/&gt;</text:p>
      <text:p text:style-name="code">                &lt;xs:element ref=”inheritance”/&gt;</text:p>
      <text:p text:style-name="code">                &lt;xs:element ref=”version”/&gt;</text:p>
      <text:p text:style-name="code">                &lt;xs:element ref=”joi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     &lt;xs:element ref=”column”/&gt;</text:p>
      <text:p text:style-name="code">                &lt;xs:element ref=”field”/&gt;</text:p>
      <text:p text:style-name="code"><text:soft-page-break/>                &lt;xs:element ref=”property”/&gt;</text:p>
      <text:p text:style-name="code">                &lt;xs:element ref=”query”/&gt;</text:p>
      <text:p text:style-name="code">            &lt;/xs:choice&gt;</text:p>
      <text:p text:style-name="code">            &lt;xs:attributeGroup ref=”attlist.class”/&gt;</text:p>
      <text:p text:style-name="code">        &lt;/xs:complexType&gt;</text:p>
      <text:p text:style-name="code">    &lt;/xs:element&gt;</text:p>
      <text:p text:style-name="code">    &lt;xs:attributeGroup name=”attlist.class”&gt;</text:p>
      <text:p text:style-name="code">        &lt;xs:attribute name=”name” use=”required”/&gt;</text:p>
      <text:p text:style-name="code">        &lt;xs:attribute name=”table”/&gt;</text:p>
      <text:p text:style-name="code">        &lt;xs:attribute name=”catalog”/&gt;</text:p>
      <text:p text:style-name="code">        &lt;xs:attribute name=”schema”/&gt;</text:p>
      <text:p text:style-name="code">    &lt;/xs:attributeGroup&gt;</text:p>
      <text:p text:style-name="code">    &lt;xs:element name=”primary-ke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element ref=”extension”/&gt;</text:p>
      <text:p text:style-name="code">                &lt;xs:element ref=”column”/&gt;</text:p>
      <text:p text:style-name="code">            &lt;/xs:choice&gt;</text:p>
      <text:p text:style-name="code">            &lt;xs:attributeGroup ref=”attlist.primary-key”/&gt;</text:p>
      <text:p text:style-name="code">        &lt;/xs:complexType&gt;</text:p>
      <text:p text:style-name="code">    &lt;/xs:element&gt;</text:p>
      <text:p text:style-name="code">    &lt;xs:attributeGroup name=”attlist.primary-key”&gt;</text:p>
      <text:p text:style-name="code">        &lt;xs:attribute name=”name”/&gt;</text:p>
      <text:p text:style-name="code">        &lt;xs:attribute name=”column”/&gt;</text:p>
      <text:p text:style-name="code">    &lt;/xs:attributeGroup&gt;</text:p>
      <text:p text:style-name="code">    &lt;xs:element name=”join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primary-key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primary-key”/&gt;</text:p>
      <text:p text:style-name="code">                &lt;xs:element ref=”column”/&gt;</text:p>
      <text:p text:style-name="code">                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join”/&gt;</text:p>
      <text:p text:style-name="code">        &lt;/xs:complexType&gt;</text:p>
      <text:p text:style-name="code">    &lt;/xs:element&gt;</text:p>
      <text:p text:style-name="code">    &lt;xs:attributeGroup name=”attlist.join”&gt;</text:p>
      <text:p text:style-name="code">        &lt;xs:attribute name=”table”/&gt;</text:p>
      <text:p text:style-name="code">        &lt;xs:attribute name=”column”/&gt;</text:p>
      <text:p text:style-name="code">        &lt;xs:attribute name=”outer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<text:soft-page-break/>        &lt;/xs:attribute&gt;</text:p>
      <text:p text:style-name="code">        &lt;xs:attribute name=”delete-action”&gt;</text:p>
      <text:p text:style-name="code">            &lt;xs:simpleType&gt;</text:p>
      <text:p text:style-name="code">                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                  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version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index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column”/&gt;</text:p>
      <text:p text:style-name="code">                &lt;xs:element ref=”index”/&gt;</text:p>
      <text:p text:style-name="code">            &lt;/xs:choice&gt;</text:p>
      <text:p text:style-name="code">            &lt;xs:attributeGroup ref=”attlist.version”/&gt;</text:p>
      <text:p text:style-name="code">        &lt;/xs:complexType&gt;</text:p>
      <text:p text:style-name="code">    &lt;/xs:element&gt;</text:p>
      <text:p text:style-name="code">    &lt;xs:attributeGroup name=”attlist.version”&gt;</text:p>
      <text:p text:style-name="code">        &lt;xs:attribute name=”strategy”/&gt;</text:p>
      <text:p text:style-name="code">        &lt;xs:attribute name=”column”/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<text:soft-page-break/>        &lt;/xs:attribute&gt;</text:p>
      <text:p text:style-name="code">    &lt;/xs:attributeGroup&gt;</text:p>
      <text:p text:style-name="code">    &lt;xs:element name=”datastore-identity”&gt;</text:p>
      <text:p text:style-name="code">        &lt;xs:complexType&gt;</text:p>
      <text:p text:style-name="code">            &lt;xs:choice minOccurs=”0” maxOccurs=”unbounded”&gt;</text:p>
      <text:p text:style-name="code">                &lt;xs:element ref=”extension”/&gt;</text:p>
      <text:p text:style-name="code">                &lt;xs:element ref=”column”/&gt;</text:p>
      <text:p text:style-name="code">            &lt;/xs:choice&gt;</text:p>
      <text:p text:style-name="code">            &lt;xs:attributeGroup ref=”attlist.datastore-identity”/&gt;</text:p>
      <text:p text:style-name="code">        &lt;/xs:complexType&gt;</text:p>
      <text:p text:style-name="code">    &lt;/xs:element&gt;</text:p>
      <text:p text:style-name="code">    &lt;xs:attributeGroup name=”attlist.datastore-identity”&gt;</text:p>
      <text:p text:style-name="code">        &lt;xs:attribute name=”column”/&gt;</text:p>
      <text:p text:style-name="code">        &lt;xs:attribute name=”strategy” default=”native”/&gt;</text:p>
      <text:p text:style-name="code">        &lt;xs:attribute name=”sequence”/&gt;</text:p>
      <text:p text:style-name="code">    &lt;/xs:attributeGroup&gt;</text:p>
      <text:p text:style-name="code">    &lt;xs:element name=”implements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element ref=”extension”/&gt;</text:p>
      <text:p text:style-name="code">                &lt;xs:element ref=”property”/&gt;</text:p>
      <text:p text:style-name="code">            &lt;/xs:choice&gt;</text:p>
      <text:p text:style-name="code">            &lt;xs:attributeGroup ref=”attlist.implements”/&gt;</text:p>
      <text:p text:style-name="code">        &lt;/xs:complexType&gt;</text:p>
      <text:p text:style-name="code">    &lt;/xs:element&gt;</text:p>
      <text:p text:style-name="code">    &lt;xs:attributeGroup name=”attlist.implements”&gt;</text:p>
      <text:p text:style-name="code">        &lt;xs:attribute name=”name” use=”required”/&gt;</text:p>
      <text:p text:style-name="code">    &lt;/xs:attributeGroup&gt;</text:p>
      <text:p text:style-name="code">    &lt;xs:element name=”inheritanc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join</text:p>
      <text:p text:style-name="code">                    - discriminator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join”/&gt;</text:p>
      <text:p text:style-name="code">                &lt;xs:element ref=”discriminator”/&gt;</text:p>
      <text:p text:style-name="code">            &lt;/xs:choice&gt;</text:p>
      <text:p text:style-name="code">            &lt;xs:attributeGroup ref=”attlist.inheritance”/&gt;</text:p>
      <text:p text:style-name="code">        &lt;/xs:complexType&gt;</text:p>
      <text:p text:style-name="code">    &lt;/xs:element&gt;</text:p>
      <text:p text:style-name="code">    &lt;xs:attributeGroup name=”attlist.inheritance”&gt;</text:p>
      <text:p text:style-name="code">        &lt;xs:attribute name=”strategy”/&gt;</text:p>
      <text:p text:style-name="code">    &lt;/xs:attributeGroup&gt;</text:p>
      <text:p text:style-name="code">    &lt;xs:element name=”discriminator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            - index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<text:soft-page-break/>                &lt;xs:element ref=”column”/&gt;</text:p>
      <text:p text:style-name="code">                &lt;xs:element ref=”index”/&gt;</text:p>
      <text:p text:style-name="code">            &lt;/xs:choice&gt;</text:p>
      <text:p text:style-name="code">            &lt;xs:attributeGroup ref=”attlist.discriminator”/&gt;</text:p>
      <text:p text:style-name="code">        &lt;/xs:complexType&gt;</text:p>
      <text:p text:style-name="code">    &lt;/xs:element&gt;</text:p>
      <text:p text:style-name="code">    &lt;xs:attributeGroup name=”attlist.discriminator”&gt;</text:p>
      <text:p text:style-name="code">        &lt;xs:attribute name=”column”/&gt;</text:p>
      <text:p text:style-name="code">        &lt;xs:attribute name=”value”/&gt;</text:p>
      <text:p text:style-name="code">        &lt;xs:attribute name=”strategy”/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column”&gt;</text:p>
      <text:p text:style-name="code">        &lt;xs:complexType&gt;</text:p>
      <text:p text:style-name="code">            &lt;xs:sequence&gt;</text:p>
      <text:p text:style-name="code">                &lt;xs:element minOccurs=”0” maxOccurs=”unbounded” ref=”extension”/&gt;</text:p>
      <text:p text:style-name="code">            &lt;/xs:sequence&gt;</text:p>
      <text:p text:style-name="code">            &lt;xs:attributeGroup ref=”attlist.column”/&gt;</text:p>
      <text:p text:style-name="code">        &lt;/xs:complexType&gt;</text:p>
      <text:p text:style-name="code">    &lt;/xs:element&gt;</text:p>
      <text:p text:style-name="code">    &lt;xs:attributeGroup name=”attlist.column”&gt;</text:p>
      <text:p text:style-name="code">        &lt;xs:attribute name=”name”/&gt;</text:p>
      <text:p text:style-name="code">        &lt;xs:attribute name=”target”/&gt;</text:p>
      <text:p text:style-name="code">        &lt;xs:attribute name=”target-field”/&gt;</text:p>
      <text:p text:style-name="code">        &lt;xs:attribute name=”jdbc-type”/&gt;</text:p>
      <text:p text:style-name="code">        &lt;xs:attribute name=”sql-type”/&gt;</text:p>
      <text:p text:style-name="code">        &lt;xs:attribute name=”length”/&gt;</text:p>
      <text:p text:style-name="code">        &lt;xs:attribute name=”scale”/&gt;</text:p>
      <text:p text:style-name="code">        &lt;xs:attribute name=”allows-null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default-value”/&gt;</text:p>
      <text:p text:style-name="code">        &lt;xs:attribute name=”insert-value”/&gt;</text:p>
      <text:p text:style-name="code">    &lt;/xs:attributeGroup&gt;</text:p>
      <text:p text:style-name="code">    &lt;xs:element name=”field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     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join</text:p>
      <text:p text:style-name="code">                    - embedded</text:p>
      <text:p text:style-name="code">                    - key</text:p>
      <text:p text:style-name="code"><text:soft-page-break/>                    - value</text:p>
      <text:p text:style-name="code">                    - order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join”/&gt;</text:p>
      <text:p text:style-name="code">                &lt;xs:element ref=”embedded”/&gt;</text:p>
      <text:p text:style-name="code">                &lt;xs:element ref=”element”/&gt;</text:p>
      <text:p text:style-name="code">                &lt;xs:element ref=”key”/&gt;</text:p>
      <text:p text:style-name="code">                &lt;xs:element ref=”value”/&gt;</text:p>
      <text:p text:style-name="code">                &lt;xs:element ref=”order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field”/&gt;</text:p>
      <text:p text:style-name="code">        &lt;/xs:complexType&gt;</text:p>
      <text:p text:style-name="code">    &lt;/xs:element&gt;</text:p>
      <text:p text:style-name="code">    &lt;xs:attributeGroup name=”attlist.field”&gt;</text:p>
      <text:p text:style-name="code">        &lt;xs:attribute name=”name” use=”required”/&gt;</text:p>
      <text:p text:style-name="code">        &lt;xs:attribute name=”table”/&gt;</text:p>
      <text:p text:style-name="code">        &lt;xs:attribute name=”column”/&gt;</text:p>
      <text:p text:style-name="code">        &lt;xs:attribute name=”value-strategy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sequence”/&gt;</text:p>
      <text:p text:style-name="code">        &lt;xs:attribute name=”mapped-by”/&gt;</text:p>
      <text:p text:style-name="code"><text:soft-page-break/>    &lt;/xs:attributeGroup&gt;</text:p>
      <text:p text:style-name="code">    &lt;xs:element name=”foreign-ke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the choice of columns, fields and properties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choice minOccurs=”0” maxOccurs=”1”&gt;</text:p>
      <text:p text:style-name="code">                    &lt;xs:element minOccurs=”0” maxOccurs=”unbounded” ref=”column”/&gt;</text:p>
      <text:p text:style-name="code">                    &lt;xs:element minOccurs=”0” maxOccurs=”unbounded” ref=”field”/&gt;</text:p>
      <text:p text:style-name="code">                    &lt;xs:element minOccurs=”0” maxOccurs=”unbounded” ref=”property”/&gt;</text:p>
      <text:p text:style-name="code">                &lt;/xs:choice&gt;</text:p>
      <text:p text:style-name="code">            &lt;/xs:choice&gt;</text:p>
      <text:p text:style-name="code">            &lt;xs:attributeGroup ref=”attlist.foreign-key”/&gt;</text:p>
      <text:p text:style-name="code">        &lt;/xs:complexType&gt;</text:p>
      <text:p text:style-name="code">    &lt;/xs:element&gt;</text:p>
      <text:p text:style-name="code">    &lt;xs:attributeGroup name=”attlist.foreign-key”&gt;</text:p>
      <text:p text:style-name="code">        &lt;xs:attribute name=”table”/&gt;</text:p>
      <text:p text:style-name="code">        &lt;xs:attribute name=”deferr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delete-action” default=”restrict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 default=”restrict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<text:soft-page-break/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name”/&gt;</text:p>
      <text:p text:style-name="code">    &lt;/xs:attributeGroup&gt;</text:p>
      <text:p text:style-name="code">    &lt;xs:element name=”ke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   Please note, </text:p>
      <text:p text:style-name="code">                    the following subelements must not occur more than once:</text:p>
      <text:p text:style-name="code">                    - embedded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embedded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key”/&gt;</text:p>
      <text:p text:style-name="code">        &lt;/xs:complexType&gt;</text:p>
      <text:p text:style-name="code">    &lt;/xs:element&gt;</text:p>
      <text:p text:style-name="code">    &lt;xs:attributeGroup name=”attlist.key”&gt;</text:p>
      <text:p text:style-name="code">        &lt;xs:attribute name=”column”/&gt;</text:p>
      <text:p text:style-name="code">        &lt;xs:attribute name=”table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    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<text:soft-page-break/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 &lt;/xs:attributeGroup&gt;</text:p>
      <text:p text:style-name="code">    &lt;xs:element name=”valu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embedded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embedded”/&gt;</text:p>
      <text:p text:style-name="code">                &lt;xs:element ref=”column”/&gt;</text:p>
      <text:p text:style-name="code">                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value”/&gt;</text:p>
      <text:p text:style-name="code">        &lt;/xs:complexType&gt;</text:p>
      <text:p text:style-name="code">    &lt;/xs:element&gt;</text:p>
      <text:p text:style-name="code">    &lt;xs:attributeGroup name=”attlist.value”&gt;</text:p>
      <text:p text:style-name="code">        &lt;xs:attribute name=”column”/&gt;</text:p>
      <text:p text:style-name="code">        &lt;xs:attribute name=”table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           &lt;xs:enumeration value=”cascade”/&gt;</text:p>
      <text:p text:style-name="code"><text:soft-page-break/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              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            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 &lt;/xs:attributeGroup&gt;</text:p>
      <text:p text:style-name="code">    &lt;xs:element name=”element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embedded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embedded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element”/&gt;</text:p>
      <text:p text:style-name="code">        &lt;/xs:complexType&gt;</text:p>
      <text:p text:style-name="code">    &lt;/xs:element&gt;</text:p>
      <text:p text:style-name="code">    &lt;xs:attributeGroup name=”attlist.element”&gt;</text:p>
      <text:p text:style-name="code">        &lt;xs:attribute name=”column”/&gt;</text:p>
      <text:p text:style-name="code">        &lt;xs:attribute name=”table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<text:soft-page-break/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    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 &lt;/xs:attributeGroup&gt;</text:p>
      <text:p text:style-name="code">    &lt;xs:element name=”order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index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            &lt;xs:element ref=”column”/&gt;</text:p>
      <text:p text:style-name="code">                &lt;xs:element ref=”index”/&gt;</text:p>
      <text:p text:style-name="code">            &lt;/xs:choice&gt;</text:p>
      <text:p text:style-name="code">            &lt;xs:attributeGroup ref=”attlist.order”/&gt;</text:p>
      <text:p text:style-name="code">        &lt;/xs:complexType&gt;</text:p>
      <text:p text:style-name="code">    &lt;/xs:element&gt;</text:p>
      <text:p text:style-name="code">    &lt;xs:attributeGroup name=”attlist.order”&gt;</text:p>
      <text:p text:style-name="code">        &lt;xs:attribute name=”column”/&gt;</text:p>
      <text:p text:style-name="code">        &lt;xs:attribute name=”mapped-by”/&gt;</text:p>
      <text:p text:style-name="code">    &lt;/xs:attributeGroup&gt;</text:p>
      <text:p text:style-name="code">    &lt;xs:element name=”embedded”&gt;</text:p>
      <text:p text:style-name="code">        &lt;xs:complexType&gt;</text:p>
      <text:p text:style-name="code">            &lt;xs:choice minOccurs=”0” maxOccurs=”unbounded”&gt;</text:p>
      <text:p text:style-name="code"><text:soft-page-break/>                &lt;xs:element ref=”extension”/&gt;</text:p>
      <text:p text:style-name="code">                &lt;xs:element ref=”field”/&gt;</text:p>
      <text:p text:style-name="code">                &lt;xs:element ref=”property”/&gt;</text:p>
      <text:p text:style-name="code">            &lt;/xs:choice&gt;</text:p>
      <text:p text:style-name="code">            &lt;xs:attributeGroup ref=”attlist.embedded”/&gt;</text:p>
      <text:p text:style-name="code">        &lt;/xs:complexType&gt;</text:p>
      <text:p text:style-name="code">    &lt;/xs:element&gt;</text:p>
      <text:p text:style-name="code">    &lt;xs:attributeGroup name=”attlist.embedded”&gt;</text:p>
      <text:p text:style-name="code">        &lt;xs:attribute name=”owner-field”/&gt;</text:p>
      <text:p text:style-name="code">        &lt;xs:attribute name=”null-indicator-column”/&gt;</text:p>
      <text:p text:style-name="code">        &lt;xs:attribute name=”null-indicator-value”/&gt;</text:p>
      <text:p text:style-name="code">    &lt;/xs:attributeGroup&gt;</text:p>
      <text:p text:style-name="code">    &lt;xs:element name=”sequence”&gt;</text:p>
      <text:p text:style-name="code">        &lt;xs:complexType&gt;</text:p>
      <text:p text:style-name="code">            &lt;xs:sequence&gt;</text:p>
      <text:p text:style-name="code">                &lt;xs:element minOccurs=”0” maxOccurs=”unbounded” ref=”extension”/&gt;</text:p>
      <text:p text:style-name="code">            &lt;/xs:sequence&gt;</text:p>
      <text:p text:style-name="code">            &lt;xs:attributeGroup ref=”attlist.sequence”/&gt;</text:p>
      <text:p text:style-name="code">        &lt;/xs:complexType&gt;</text:p>
      <text:p text:style-name="code">    &lt;/xs:element&gt;</text:p>
      <text:p text:style-name="code">    &lt;xs:attributeGroup name=”attlist.sequence”&gt;</text:p>
      <text:p text:style-name="code">        &lt;xs:attribute name=”name” use=”required”/&gt;</text:p>
      <text:p text:style-name="code">        &lt;xs:attribute name=”datastore-sequence”/&gt;</text:p>
      <text:p text:style-name="code">        &lt;xs:attribute name=”factory-class”/&gt;</text:p>
      <text:p text:style-name="code">        &lt;xs:attribute name=”strategy” use=”requir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nontransactional”/&gt;</text:p>
      <text:p text:style-name="code">                    &lt;xs:enumeration value=”contiguous”/&gt;</text:p>
      <text:p text:style-name="code">                    &lt;xs:enumeration value=”noncontiguous”/&gt;</text:p>
      <text:p text:style-name="code">                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index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the choice of columns, fields or properties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choice&gt;</text:p>
      <text:p text:style-name="code">                    &lt;xs:element minOccurs=”0” maxOccurs=”unbounded” ref=”column”/&gt;</text:p>
      <text:p text:style-name="code">                    &lt;xs:element minOccurs=”0” maxOccurs=”unbounded” ref=”field”/&gt;</text:p>
      <text:p text:style-name="code">                    &lt;xs:element minOccurs=”0” maxOccurs=”unbounded” ref=”property”/&gt;</text:p>
      <text:p text:style-name="code">                &lt;/xs:choice&gt;</text:p>
      <text:p text:style-name="code">            &lt;/xs:choice&gt;</text:p>
      <text:p text:style-name="code">            &lt;xs:attributeGroup ref=”attlist.index”/&gt;</text:p>
      <text:p text:style-name="code">        &lt;/xs:complexType&gt;</text:p>
      <text:p text:style-name="code">    &lt;/xs:element&gt;</text:p>
      <text:p text:style-name="code">    &lt;xs:attributeGroup name=”attlist.index”&gt;</text:p>
      <text:p text:style-name="code">        &lt;xs:attribute name=”name”/&gt;</text:p>
      <text:p text:style-name="code"><text:soft-page-break/>        &lt;xs:attribute name=”table”/&gt;</text:p>
      <text:p text:style-name="code">        &lt;xs:attribute name=”unique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query”&gt;</text:p>
      <text:p text:style-name="code">        &lt;xs:complexType mixed=”true”&gt;</text:p>
      <text:p text:style-name="code">            &lt;xs:sequence&gt;</text:p>
      <text:p text:style-name="code">                &lt;xs:element minOccurs=”0” maxOccurs=”unbounded” ref=”extension”/&gt;</text:p>
      <text:p text:style-name="code">            &lt;/xs:sequence&gt;</text:p>
      <text:p text:style-name="code">            &lt;xs:attributeGroup ref=”attlist.query”/&gt;</text:p>
      <text:p text:style-name="code">        &lt;/xs:complexType&gt;</text:p>
      <text:p text:style-name="code">    &lt;/xs:element&gt;</text:p>
      <text:p text:style-name="code">    &lt;xs:attributeGroup name=”attlist.query”&gt;</text:p>
      <text:p text:style-name="code">        &lt;xs:attribute name=”name” use=”required”/&gt;</text:p>
      <text:p text:style-name="code">        &lt;xs:attribute name=”language”/&gt;</text:p>
      <text:p text:style-name="code">        &lt;xs:attribute name=”unmodifiable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result-class”/&gt;</text:p>
      <text:p text:style-name="code">    &lt;/xs:attributeGroup&gt;</text:p>
      <text:p text:style-name="code">    &lt;xs:element name=”uniqu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the choice of columns, fields or properties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choice&gt;</text:p>
      <text:p text:style-name="code">                    &lt;xs:element minOccurs=”0” maxOccurs=”unbounded” ref=”column”/&gt;</text:p>
      <text:p text:style-name="code">                    &lt;xs:element minOccurs=”0” maxOccurs=”unbounded” ref=”field”/&gt;</text:p>
      <text:p text:style-name="code">                    &lt;xs:element minOccurs=”0” maxOccurs=”unbounded” ref=”property”/&gt;</text:p>
      <text:p text:style-name="code">                &lt;/xs:choice&gt;</text:p>
      <text:p text:style-name="code">            &lt;/xs:choice&gt;</text:p>
      <text:p text:style-name="code"><text:soft-page-break/>            &lt;xs:attributeGroup ref=”attlist.unique”/&gt;</text:p>
      <text:p text:style-name="code">        &lt;/xs:complexType&gt;</text:p>
      <text:p text:style-name="code">    &lt;/xs:element&gt;</text:p>
      <text:p text:style-name="code">    &lt;xs:attributeGroup name=”attlist.unique”&gt;</text:p>
      <text:p text:style-name="code">        &lt;xs:attribute name=”name”/&gt;</text:p>
      <text:p text:style-name="code">        &lt;xs:attribute name=”table”/&gt;</text:p>
      <text:p text:style-name="code">        &lt;xs:attribute name=”deferred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extension”&gt;</text:p>
      <text:p text:style-name="code">        &lt;xs:complexType&gt;</text:p>
      <text:p text:style-name="code">            &lt;xs:complexContent&gt;</text:p>
      <text:p text:style-name="code">                &lt;xs:extension base=”any”&gt;</text:p>
      <text:p text:style-name="code">                    &lt;xs:attributeGroup ref=”attlist.extension”/&gt;</text:p>
      <text:p text:style-name="code">                &lt;/xs:extension&gt;</text:p>
      <text:p text:style-name="code">            &lt;/xs:complexContent&gt;</text:p>
      <text:p text:style-name="code">        &lt;/xs:complexType&gt;</text:p>
      <text:p text:style-name="code">    &lt;/xs:element&gt;</text:p>
      <text:p text:style-name="code">    &lt;xs:attributeGroup name=”attlist.extension”&gt;</text:p>
      <text:p text:style-name="code">        &lt;xs:attribute name=”vendor-name” use=”required”/&gt;</text:p>
      <text:p text:style-name="code">        &lt;xs:attribute name=”key”/&gt;</text:p>
      <text:p text:style-name="code">        &lt;xs:attribute name=”value”/&gt;</text:p>
      <text:p text:style-name="code">    &lt;/xs:attributeGroup&gt;</text:p>
      <text:p text:style-name="code">    &lt;xs:complexType name=”any” mixed=”true”&gt;</text:p>
      <text:p text:style-name="code">        &lt;xs:sequence&gt;</text:p>
      <text:p text:style-name="code">            &lt;xs:any minOccurs=”0” maxOccurs=”unbounded” processContents=”skip”/&gt;</text:p>
      <text:p text:style-name="code">        &lt;/xs:sequence&gt;</text:p>
      <text:p text:style-name="code">    &lt;/xs:complexType&gt;</text:p>
      <text:p text:style-name="code">&lt;/xs:schema&gt;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contextual-spacing="false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contextual-spacing="false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contextual-spacing="false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contextual-spacing="false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contextual-spacing="false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contextual-spacing="false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contextual-spacing="false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contextual-spacing="false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contextual-spacing="false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contextual-spacing="false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contextual-spacing="false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contextual-spacing="false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contextual-spacing="false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style:contextual-spacing="false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style:contextual-spacing="false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style:contextual-spacing="false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style:contextual-spacing="false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style:contextual-spacing="false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contextual-spacing="false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creation-date>2012-06-24T14:10:55.11</meta:creation-date>
    <meta:editing-duration>PT17M48S</meta:editing-duration>
    <meta:generator>LibreOffice/4.0.6.2$Linux_X86_64 LibreOffice_project/400m0$Build-2</meta:generator>
    <dc:title>JDO_Chapter</dc:title>
    <dc:date>2015-06-01T15:36:47</dc:date>
    <meta:document-statistic meta:table-count="0" meta:image-count="0" meta:object-count="0" meta:page-count="16" meta:paragraph-count="867" meta:word-count="1614" meta:character-count="34289" meta:non-whitespace-character-count="223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